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b3b3b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dash" draw:stroke-dash="Ultrafine_20_Dashed" svg:stroke-width="0.05cm" draw:marker-start="" draw:marker-end="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75cm" draw:marker-end="Arrow" draw:marker-end-width="0.375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Ultrafine_20_Dashed" svg:stroke-width="0.05cm" draw:marker-start="" draw:marker-start-width="0.35cm" draw:marker-end="Arrowheads_20_1" draw:marker-end-width="0.3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1cm" svg:x="10.999cm" svg:y="4.3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cm" svg:x="9cm" svg:y="4.39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324cm" svg:height="0.469cm" svg:x="1.799cm" svg:y="5.6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layer="layout" svg:width="2cm" svg:height="1cm" svg:x="1.999cm" svg:y="4.3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43cm" svg:x="10.599cm" svg:y="1.76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0.3cm" svg:height="0.343cm" svg:x="10.599cm" svg:y="2.364cm">
          <text:p/>
          <draw:enhanced-geometry svg:viewBox="0 0 21600 21600" draw:mirror-horizontal="true" draw:type="rectangle" draw:enhanced-path="M 0 0 L 21600 0 21600 21600 0 21600 0 0 Z N"/>
        </draw:custom-shape>
        <draw:frame draw:style-name="gr3" draw:layer="layout" svg:width="0.612cm" svg:height="0.529cm" svg:x="10.899cm" svg:y="1.6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612cm" svg:height="0.529cm" svg:x="10.899cm" svg:y="2.27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" draw:text-style-name="P1" draw:layer="layout" svg:width="1cm" svg:height="1cm" svg:x="3.999cm" svg:y="4.3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1cm" svg:x="4.999cm" svg:y="4.3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01cm" svg:height="1cm" svg:x="7.499cm" svg:y="4.39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99cm" svg:y1="3.899cm" svg:x2="1.99cm" svg:y2="5.597cm">
          <text:p/>
        </draw:line>
        <draw:line draw:style-name="gr4" draw:text-style-name="P1" draw:layer="layout" svg:x1="4.99cm" svg:y1="3.899cm" svg:x2="4.99cm" svg:y2="5.597cm">
          <text:p/>
        </draw:line>
        <draw:line draw:style-name="gr4" draw:text-style-name="P1" draw:layer="layout" svg:x1="7.99cm" svg:y1="3.899cm" svg:x2="7.99cm" svg:y2="5.597cm">
          <text:p/>
        </draw:line>
        <draw:line draw:style-name="gr4" draw:text-style-name="P1" draw:layer="layout" svg:x1="9.99cm" svg:y1="3.899cm" svg:x2="9.99cm" svg:y2="5.597cm">
          <text:p/>
        </draw:line>
        <draw:frame draw:style-name="gr3" draw:layer="layout" svg:width="1.137cm" svg:height="0.529cm" svg:x="4.499cm" svg:y="5.63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4.201cm" svg:height="0.529cm" svg:x="0.901cm" svg:y="1.93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5" draw:text-style-name="P1" draw:layer="layout" svg:x1="6.499cm" svg:y1="1.499cm" svg:x2="5.199cm" svg:y2="4.094cm">
          <text:p/>
        </draw:line>
        <draw:frame draw:style-name="gr3" draw:layer="layout" svg:width="3.059cm" svg:height="0.529cm" svg:x="5cm" svg:y="0.83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6" draw:text-style-name="P1" draw:layer="layout" svg:width="2cm" svg:height="2.5cm" svg:x="11.999cm" svg:y="3.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794cm" svg:y1="2.764cm" svg:x2="2.199cm" svg:y2="4.095cm">
          <text:p/>
        </draw:line>
        <draw:line draw:style-name="gr7" draw:text-style-name="P1" draw:layer="layout" svg:x1="1.999cm" svg:y1="5.399cm" svg:x2="11.799cm" svg:y2="5.399cm">
          <text:p/>
        </draw:line>
        <draw:line draw:style-name="gr4" draw:text-style-name="P1" draw:layer="layout" svg:x1="10.99cm" svg:y1="3.899cm" svg:x2="10.99cm" svg:y2="5.597cm">
          <text:p/>
        </draw:line>
        <draw:frame draw:style-name="gr3" draw:layer="layout" svg:width="1.298cm" svg:height="0.529cm" svg:x="7.5cm" svg:y="5.632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layer="layout" svg:width="1.141cm" svg:height="0.529cm" svg:x="9.5cm" svg:y="3.33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layer="layout" svg:width="1.302cm" svg:height="0.529cm" svg:x="10.501cm" svg:y="5.634cm"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ustavo Meira</meta:initial-creator>
    <meta:creation-date>2011-07-11T18:44:23</meta:creation-date>
    <dc:date>2011-11-03T17:22:10</dc:date>
    <dc:creator>Gustavo Meira</dc:creator>
    <meta:editing-duration>PT02H27M49S</meta:editing-duration>
    <meta:editing-cycles>9</meta:editing-cycles>
    <meta:generator>OpenOffice.org/3.2$Linux OpenOffice.org_project/320m19$Build-9505</meta:generator>
    <meta:document-statistic meta:object-count="26"/>
  </office:meta>
</office:document-meta>
</file>

<file path=Object 1/content.xml><?xml version="1.0" encoding="utf-8"?>
<math xmlns="http://www.w3.org/1998/Math/MathML">
  <semantics>
    <mi>t</mi>
    <annotation encoding="StarMath 5.0">t
</annotation>
  </semantics>
</math>
</file>

<file path=Object 11/content.xml><?xml version="1.0" encoding="utf-8"?>
<math xmlns="http://www.w3.org/1998/Math/MathML">
  <semantics>
    <mrow>
      <mi>t</mi>
      <mo stretchy="false">+</mo>
      <msub>
        <mn>2P</mn>
        <mn>1</mn>
      </msub>
    </mrow>
    <annotation encoding="StarMath 5.0">t+2P_1
</annotation>
  </semantics>
</math>
</file>

<file path=Object 12/content.xml><?xml version="1.0" encoding="utf-8"?>
<math xmlns="http://www.w3.org/1998/Math/MathML">
  <semantics>
    <mrow>
      <mi>t</mi>
      <mo stretchy="false">+</mo>
      <msub>
        <mi>P</mi>
        <mn>2</mn>
      </msub>
    </mrow>
    <annotation encoding="StarMath 5.0">t+P_2
</annotation>
  </semantics>
</math>
</file>

<file path=Object 2/content.xml><?xml version="1.0" encoding="utf-8"?>
<math xmlns="http://www.w3.org/1998/Math/MathML">
  <semantics>
    <msub>
      <mi>T</mi>
      <mn>1</mn>
    </msub>
    <annotation encoding="StarMath 5.0">T_1
</annotation>
  </semantics>
</math>
</file>

<file path=Object 3/content.xml><?xml version="1.0" encoding="utf-8"?>
<math xmlns="http://www.w3.org/1998/Math/MathML">
  <semantics>
    <msub>
      <mi>T</mi>
      <mn>2</mn>
    </msub>
    <annotation encoding="StarMath 5.0">T_2
</annotation>
  </semantics>
</math>
</file>

<file path=Object 4/content.xml><?xml version="1.0" encoding="utf-8"?>
<math xmlns="http://www.w3.org/1998/Math/MathML">
  <semantics>
    <mrow>
      <mi>t</mi>
      <mo stretchy="false">+</mo>
      <msub>
        <mi>P</mi>
        <mn>1</mn>
      </msub>
    </mrow>
    <annotation encoding="StarMath 5.0">t+P_1
</annotation>
  </semantics>
</math>
</file>

<file path=Object 7/content.xml><?xml version="1.0" encoding="utf-8"?>
<math xmlns="http://www.w3.org/1998/Math/MathML">
  <semantics>
    <mrow>
      <mi>t</mi>
      <mo stretchy="false">+</mo>
      <msub>
        <mn>3P</mn>
        <mn>1</mn>
      </msub>
    </mrow>
    <annotation encoding="StarMath 5.0">t+3P_1
</annotation>
  </semantics>
</math>
</file>

<file path=Object 8/content.xml><?xml version="1.0" encoding="utf-8"?>
<math xmlns="http://www.w3.org/1998/Math/MathML">
  <semantics>
    <mrow>
      <mi mathvariant="italic">requisições</mi>
      <mi mathvariant="italic">para</mi>
      <msub>
        <mi>T</mi>
        <mn>1</mn>
      </msub>
      <mi>e</mi>
      <msub>
        <mi>T</mi>
        <mn>2</mn>
      </msub>
    </mrow>
    <annotation encoding="StarMath 5.0">requisições para T_1 e T_2
</annotation>
  </semantics>
</math>
</file>

<file path=Object 9/content.xml><?xml version="1.0" encoding="utf-8"?>
<math xmlns="http://www.w3.org/1998/Math/MathML">
  <semantics>
    <mrow>
      <mi mathvariant="italic">preempção</mi>
      <mi mathvariant="italic">de</mi>
      <msub>
        <mi>T</mi>
        <mn>2</mn>
      </msub>
    </mrow>
    <annotation encoding="StarMath 5.0">preempção de T_2
</annotation>
  </semantics>
</math>
</file>